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B0000012C2435AE257C8B3C8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lbany1" svg:font-family="Albany" style:font-adornments="Fett" style:font-family-generic="swiss" style:font-pitch="variable"/>
    <style:font-face style:name="Albany" svg:font-family="Albany" style:font-adornments="Standar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299in"/>
    </style:style>
    <style:style style:name="Table2.C" style:family="table-column">
      <style:table-column-properties style:column-width="1.0806in"/>
    </style:style>
    <style:style style:name="Table2.D" style:family="table-column">
      <style:table-column-properties style:column-width="0.959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1.5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4299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0.5354in"/>
    </style:style>
    <style:style style:name="Table3.F" style:family="table-column">
      <style:table-column-properties style:column-width="1.5701in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Cantarell" fo:font-size="12pt" officeooo:paragraph-rsid="00166ab1" style:font-size-asian="12pt" style:font-size-complex="12pt"/>
    </style:style>
    <style:style style:name="P2" style:family="paragraph" style:parent-style-name="Header">
      <style:text-properties style:font-name="Cantarell" fo:font-size="9pt" officeooo:paragraph-rsid="0019dc12" style:font-size-asian="9pt" style:font-size-complex="9pt"/>
    </style:style>
    <style:style style:name="P3" style:family="paragraph" style:parent-style-name="Header">
      <style:paragraph-properties fo:text-align="start" style:justify-single-word="false"/>
      <style:text-properties style:font-name="Cantarell" fo:font-size="9pt" officeooo:paragraph-rsid="0019dc12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P5" style:family="paragraph" style:parent-style-name="Head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>
      <style:text-properties style:font-name="Cantarell"/>
    </style:style>
    <style:style style:name="P8" style:family="paragraph" style:parent-style-name="Table_20_Contents">
      <style:text-properties style:font-name="Cantarell"/>
    </style:style>
    <style:style style:name="P9" style:family="paragraph" style:parent-style-name="Table_20_Contents">
      <style:paragraph-properties fo:text-align="center" style:justify-single-word="false"/>
      <style:text-properties style:font-name="Cantarell"/>
    </style:style>
    <style:style style:name="P10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11" style:family="paragraph" style:parent-style-name="Table_20_Contents">
      <style:paragraph-properties fo:text-align="end" style:justify-single-word="false"/>
      <style:text-properties style:font-name="Cantarell"/>
    </style:style>
    <style:style style:name="P12" style:family="paragraph" style:parent-style-name="Table_20_Contents">
      <style:text-properties style:font-name="Cantarell" officeooo:paragraph-rsid="002c5c79"/>
    </style:style>
    <style:style style:name="P13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4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2da019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paragraph-rsid="00343e7a"/>
    </style:style>
    <style:style style:name="P18" style:family="paragraph" style:parent-style-name="Foot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P19" style:family="paragraph" style:parent-style-name="Foot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T1" style:family="text">
      <style:text-properties officeooo:rsid="00237e3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officeooo:rsid="00b2781d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14">PATIENT MEDICATION HISTORY</text:p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15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13"><text:placeholder text:placeholder-type="text">&lt;if test="patient.gender == 'f'"&gt;</text:placeholder></text:p>
            <text:p text:style-name="P15">Female</text:p>
            <text:p text:style-name="P13"><text:placeholder text:placeholder-type="text">&lt;/if&gt;</text:placeholder></text:p>
            <text:p text:style-name="P13"><text:placeholder text:placeholder-type="text">&lt;if test="patient.gender == 'm'"&gt;</text:placeholder></text:p>
            <text:p text:style-name="P15">Male</text:p>
            <text:p text:style-name="P13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16">Print Date <text:s/>: <text:span text:style-name="T2"><text:placeholder text:placeholder-type="text">&lt;datetime.datetime.now().strftime('%H:%M:%S')&gt;</text:placeholder></text:span><text:span text:style-name="T2"><text:placeholder text:placeholder-type="text">&lt;format_date(datetime.date.today(), user.language)&gt;</text:placeholder></text:span></text:p>
          </table:table-cell>
          <table:table-cell table:style-name="Table1.C2" table:number-columns-spanned="2" office:value-type="string">
            <text:p text:style-name="P17">Age : <text:span text:style-name="T3"><text:placeholder text:placeholder-type="text">&lt;patient.age&gt;</text:placeholder></text:span></text:p>
          </table:table-cell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9">Medicament</text:p>
          </table:table-cell>
          <table:table-cell table:style-name="Table2.A1" office:value-type="string">
            <text:p text:style-name="P9">Indication</text:p>
          </table:table-cell>
          <table:table-cell table:style-name="Table2.A1" office:value-type="string">
            <text:p text:style-name="P9">Start</text:p>
          </table:table-cell>
          <table:table-cell table:style-name="Table2.A1" office:value-type="string">
            <text:p text:style-name="P9">End</text:p>
          </table:table-cell>
          <table:table-cell table:style-name="Table2.A1" office:value-type="string">
            <text:p text:style-name="P9">Active</text:p>
          </table:table-cell>
          <table:table-cell table:style-name="Table2.F1" office:value-type="string">
            <text:p text:style-name="P10">Prescribed by</text:p>
          </table:table-cell>
        </table:table-row>
      </table:table>
      <text:p text:style-name="P7"/>
      <text:p text:style-name="P7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"><text:placeholder text:placeholder-type="text">&lt;medication.medicament.name.name or ''&gt;</text:placeholder></text:p>
          </table:table-cell>
          <table:table-cell table:style-name="Table3.A1" office:value-type="string">
            <text:p text:style-name="P12"><text:placeholder text:placeholder-type="text">&lt;if test="medication.indication"&gt;</text:placeholder></text:p>
            <text:p text:style-name="P12"><text:placeholder text:placeholder-type="text">&lt;medication.indication.name or ''&gt;</text:placeholder></text:p>
            <text:p text:style-name="P12"><text:soft-page-break/><text:placeholder text:placeholder-type="text">&lt;/if&gt;</text:placeholder></text:p>
          </table:table-cell>
          <table:table-cell table:style-name="Table3.A1" office:value-type="string">
            <text:p text:style-name="P11"><text:placeholder text:placeholder-type="text">&lt;if test="medication.start_treatment"&gt;</text:placeholder></text:p>
            <text:p text:style-name="P11"><text:soft-page-break/><text:placeholder text:placeholder-type="text">&lt;format_date(medication.start_treatment, user.language)&gt;</text:placeholder></text:p>
            <text:p text:style-name="P11"><text:placeholder text:placeholder-type="text">&lt;/if&gt;</text:placeholder></text:p>
          </table:table-cell>
          <table:table-cell table:style-name="Table3.A1" office:value-type="string">
            <text:p text:style-name="P11"><text:placeholder text:placeholder-type="text">&lt;if test="medication.end_treatment"&gt;</text:placeholder></text:p>
            <text:p text:style-name="P11"><text:placeholder text:placeholder-type="text">&lt;format_date(medication.end_treatment, user.language)&gt;</text:placeholder><text:soft-page-break/></text:p>
            <text:p text:style-name="P11"><text:placeholder text:placeholder-type="text">&lt;/if&gt;</text:placeholder></text:p>
          </table:table-cell>
          <table:table-cell table:style-name="Table3.A1" office:value-type="string">
            <text:p text:style-name="P9"><text:placeholder text:placeholder-type="text">&lt;medication.is_active and '*' or ''&gt;</text:placeholder><text:soft-page-break/></text:p>
          </table:table-cell>
          <table:table-cell table:style-name="Table3.F1" office:value-type="string">
            <text:p text:style-name="P8"><text:placeholder text:placeholder-type="text">&lt;medication.healthprof and medication.healthprof.rec_name or ''&gt;</text:placeholder></text:p>
          </table:table-cell>
        </table:table-row>
      </table:table>
      <text:p text:style-name="P7"><text:placeholder text:placeholder-type="text">&lt;/for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lbany1" svg:font-family="Albany" style:font-adornments="Fett" style:font-family-generic="swiss" style:font-pitch="variable"/>
    <style:font-face style:name="Albany" svg:font-family="Albany" style:font-adornments="Standar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draw:fill-image draw:name="not_5f_ok" draw:display-name="not_ok" xlink:href="Pictures/100002010000010B0000012C2435AE257C8B3C87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Company" style:family="paragraph" style:parent-style-name="Standard">
      <style:paragraph-properties fo:margin-left="0in" fo:margin-right="0.1181in" fo:margin-top="0in" fo:margin-bottom="0.0429in" loext:contextual-spacing="false" fo:text-indent="0in" style:auto-text-indent="false"/>
      <style:text-properties style:font-name="Albany" fo:font-family="Albany" style:font-style-name="Standard" style:font-family-generic="swiss" style:font-pitch="variable"/>
    </style:style>
    <style:style style:name="Slogan" style:family="paragraph" style:parent-style-name="Company">
      <style:paragraph-properties fo:margin-left="0.0193in" fo:margin-right="0.1181in" fo:margin-top="0in" fo:margin-bottom="0in" loext:contextual-spacing="false" fo:text-indent="0in" style:auto-text-indent="false"/>
      <style:text-properties fo:font-size="7pt"/>
    </style:style>
    <style:style style:name="Name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lbany1" fo:font-family="Albany" style:font-style-name="Fett" style:font-family-generic="swiss" style:font-pitch="variable" fo:font-size="9pt" fo:font-style="normal" fo:font-weight="bold"/>
    </style:style>
    <style:style style:name="Address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lbany" fo:font-family="Albany" style:font-style-name="Standard" style:font-family-generic="swiss" style:font-pitch="variable" fo:font-size="7pt"/>
    </style:style>
    <style:style style:name="Address_20_Enlarged" style:display-name="Address Enlarged" style:family="paragraph" style:parent-style-name="Address"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ntarell" fo:font-size="12pt" officeooo:paragraph-rsid="00166ab1" style:font-size-asian="12pt" style:font-size-complex="12pt"/>
    </style:style>
    <style:style style:name="MP2" style:family="paragraph" style:parent-style-name="Header">
      <style:text-properties style:font-name="Cantarell" fo:font-size="9pt" officeooo:paragraph-rsid="0019dc12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Cantarell" fo:font-size="9pt" officeooo:paragraph-rsid="0019dc12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MP5" style:family="paragraph" style:parent-style-name="Foot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MP6" style:family="paragraph" style:parent-style-name="Head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MP7" style:family="paragraph" style:parent-style-name="Foot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user.company.rec_name&gt;</text:placeholder></text:p>
        <text:p text:style-name="MP2"><text:placeholder text:placeholder-type="text">&lt;if test="user.company.party.addresses"&gt;</text:placeholder></text:p>
        <text:p text:style-name="MP2"><text:placeholder text:placeholder-type="text">&lt;for each="line in user.company.party.addresses[0].full_address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2"><text:placeholder text:placeholder-type="text">&lt;if test="user.company.party.phone"&gt;</text:placeholder></text:p>
        <text:p text:style-name="MP2">Phone: <text:placeholder text:placeholder-type="text">&lt;user.company.party.phone&gt;</text:placeholder></text:p>
        <text:p text:style-name="MP2"><text:placeholder text:placeholder-type="text">&lt;/if&gt;</text:placeholder></text:p>
        <text:p text:style-name="MP2"><text:placeholder text:placeholder-type="text">&lt;if test="user.company.party.email"&gt;</text:placeholder></text:p>
        <text:p text:style-name="MP2">E-Mail: <text:placeholder text:placeholder-type="text">&lt;user.company.party.email&gt;</text:placeholder></text:p>
        <text:p text:style-name="MP2"><text:placeholder text:placeholder-type="text">&lt;/if&gt;</text:placeholder></text:p>
        <text:p text:style-name="MP3"/>
        <text:p text:style-name="MP4"><text:placeholder text:placeholder-type="text">&lt;if test="user.company.header"&gt;</text:placeholder></text:p>
        <text:p text:style-name="MP4"><text:placeholder text:placeholder-type="text">&lt;for each="line in user.company.head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5"><text:placeholder text:placeholder-type="text">&lt;/if&gt;</text:placeholder></text:p>
      </style:header>
      <style:footer>
        <text:p text:style-name="MP6"><text:placeholder text:placeholder-type="text">&lt;if test="user.company.footer"&gt;</text:placeholder></text:p>
        <text:p text:style-name="MP6"><text:placeholder text:placeholder-type="text">&lt;for each="line in user.company.footer.split('\n')"&gt;</text:placeholder></text:p>
        <text:p text:style-name="MP6"><text:placeholder text:placeholder-type="text">&lt;line&gt;</text:placeholder></text:p>
        <text:p text:style-name="MP6"><text:placeholder text:placeholder-type="text">&lt;/for&gt;</text:placeholder></text:p>
        <text:p text:style-name="MP7"><text:placeholder text:placeholder-type="text">&lt;/if&gt;</text:placehold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2-09T21:09:03.195589232</dc:date>
    <meta:editing-duration>P2DT1H7M54S</meta:editing-duration>
    <meta:editing-cycles>93</meta:editing-cycles>
    <meta:generator>LibreOffice/5.0.4.2$Linux_X86_64 LibreOffice_project/00m0$Build-2</meta:generator>
    <meta:document-statistic meta:table-count="3" meta:image-count="0" meta:object-count="0" meta:page-count="2" meta:paragraph-count="55" meta:word-count="112" meta:character-count="1362" meta:non-whitespace-character-count="1304"/>
  </office:meta>
</office:document-meta>
</file>